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adornments="Normálne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volené-title">
      <style:graphic-properties draw:auto-grow-height="true" fo:min-height="3.506cm"/>
    </style:style>
    <style:style style:name="pr2" style:family="presentation" style:parent-style-name="Predvolené-subtitle">
      <style:graphic-properties draw:fill-color="#ffffff" draw:auto-grow-height="true" fo:min-height="2.979cm"/>
    </style:style>
    <style:style style:name="pr3" style:family="presentation" style:parent-style-name="Predvolené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ŕtve telá berú za ramená a ťahajú na násyp Rezervuj si neďaleko cesty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 z domov na ich predné dvory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Ukladajú ich jedno vedľa druhého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zarovnávajú ako hroby na cintoríne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eznáme obete masakru vojny, teroru štrajkov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rvavých varovaní živým. Bezmenní ľudia z neznámych miest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de vládne krv a nepokoj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Zlomené telá skrútené na nepoznanie, vyrovnané späť do ľudskej podoby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by boli rozpoznateľné ako ľudské bytost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 prítomnosti fotografov a kameramanov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ý ich zvečnia ako dôkaz toho, čo sa stalo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tože je to ich práca. Ale oni fotografujú obete od nôh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by nebolo vidieť ich rozbité lebky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otvorené rany na krkoch ani hlúpu tvár smrt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tože oni vedia, čo môže ich TV kanál zverejniť a čo už nie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 vy, ktorí sedíte pred televízorom a ste odsúdení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a jeho sledovanie v zrýchlenom tempe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idíte krátky záber na bezhybné telá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o ilustráciu akýchsi správ, napríklad z Ugandy, čierne telá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Je to gesto, pohľad víťaza – pohľad živých na mŕtvych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ohľad sveta na polonahé telá irackých vojakov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í boli na konci vojny v Perzskom zálive prinútení Američanm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by so zdvihnutými rukami sprevádzali vlak s väzňam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 ktorých nahé telá boli symbolom túžby po ich porážke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Odrazu som uvidel, čo odhaľujú vyzlečené šaty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tože nohavice mu boli strhnuté a tričko bolo natrhnuté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rucho sa javilo byť nepoškodené, akoby stále živé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idím to, čo vie ukázať len smrť, obscénne odhalené telo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é sa nebráni dotieravým pohľado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Rovnako ako teroristi, ktorých zastrelila polícia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 z bezpečnostných dôvodov ich vyzliekla do spodnej bielizne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Ležiaci v strede cesty. Do lacnej spodnej bielizne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žiadnej, ktorú by ste poznali z reklamy, ale takej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 ktorej by nemali byť videní na verejnost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elo bez známok života, odsúdené k odhaleniu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ž do príchodu kameramana, ktorý ho natočí do večerných správ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iekedy som chcel udržať ten pohľad o čosi dlhšie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ohľad na mŕtve telo, ktoré pred kamerou netrpí hanbou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om si vedomý neprimeranosti môjho živého záujmu o mŕtve objekty –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om totiž katolík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Žil som so starými rodičmi, pretože moji rodičia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zomreli pri leteckom nešťastí v roku 1961, keď som mal tri roky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iem, že môj otec, ktorý mi dal nie celkom rakúske meno Alwin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ol z Hamburgu, a že nebol ani tak známy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o skôr zaneprázdnený spevák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oja mama, ktorú som mohol vidieť na viacerých fotkách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ola nádherná žena. Keď mi v detstve niekto povedal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že vyzerám ako ona, potešilo ma to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oji starí rodičia mi o rodičoch veľa nepovedal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O to menej o otcovi, ktorého nemali príliš v láske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emám na nich žiadne spomienky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ôj záujem o rodičov vzrástol potom, ako som si z nejasného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omentára môjho dedka vyvodil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že nezahynuli pri leteckej katastrofe, ale že môj otec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zo žiarlivosti zabil matku, pričom ešte stále niekde žil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tarí rodičia nechceli vedieť nič o mojich domnienkach a popreli ich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očas života s nimi som nemal dôvody myslieť na rodičov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 mňa neexistovali o nič menej ako sestra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ú som nemal alebo žena s deťm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ad ktorých možnosťou som ani neuvažival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 bol medzi neprítomnými niekto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 sa mi javil ako útržok mysle, bol to môj otec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Hral pre mňa rolu v pozorovaniach a rozhovoroch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é som so sebou viedol ako každý gay v čase prebúdzania sexuality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čo som taký, aký som a nie taký, ako všetci ostatní?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le tieto rozhovory sa neskôr stali nudnými a skončili s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 môj otec zrazu zmizol z obrazu mojich psychologických hypotéz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Rodina – tá najvzývanejšia, štátom potvrdená a požehnená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o klerikálne absolútno! To je to, podľa čoho vás ľudia posudzujú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Rodina je taká samozrejmosť, ako kačka na vode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že nemáte inú možnosť ako sa prispôsobiť jej životnému štýlu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emôžete pred ňou uniknúť. Narážate na ňu v televízii aj v prác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aždý hovorí o svojej manželke, manželovi, deťoch, škole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rodinných problémoch, detských chorobách či starých rodičoch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oznám to už príliš dobre. Ako keby som bol toho súčasťou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hoci som toho len pozorovateľo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lovo „single“ sa stalo mojím úniko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Dalo mojej nemanželskej existencii aspoň verejnú pečiatku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eď už nie vysvetlenie. Ale človek je závislý od vysvetlení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Ľudia sa pýtajú otázky. Odkiaľ ste? Čo robíte? Máte niekoho?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iateľku? Manželku? Deti?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amozrejme, že tu existovala subkultúra gayov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 sedemdesiatych rokoch sa dokonca tešila aj publicite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ajmä vďaka svojim hviezdam – exotický, očarujúci polosvet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ehovoril som o ňom v práci. Dávalo mi to zadosťučinenie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že som mal svoje tajomstvá a môj život nebol taký nudný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o smiešny život heterosexuálov. Ani som však nespozoroval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o do mňa časom vstúpila zatrpknutosť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očul som príbeh o inom gayovi, ktorý rozprával každému svoje zážitky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doma či v práci, čím vyvolával pohoršenie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šetci sa pri podobných témach správali veľmi povznesene a zabávali s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Či už išlo o film, travesty show alebo vyhodenie niekoho z práce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Ja som sám seba nikdy neprezentoval ako človeka s umeleckými vloham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 nikdy som ani nekorigoval skreslené názory druhých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Iba som ich počúval. Áno, a tiež som sa smial na vtipoch o gayoch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eď však prišiel AIDS, všetko sa opäť zmenilo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šetko, čo súviselo s gaymi, bolo odrazu mimo módu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čo pre mňa predstavovalo ďalší dôvod nepredvádzať svoj súkromný život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Raz som išiel do kina a odišiel som v polovici filmu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tože som mal už dosť sexuálnych scén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edzi Kim Basinger a Richardom Gereo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eboli to však jej nahé prsia, ktoré som nemohol zniesť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ni jej hladká pleť. Mal som pocit, že sa pozerám na niečo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čo sa ma netýka. A nechcel som predstierať, že je to naopak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al som toho dosť. Prebudil som sa. Stal som sa útlocitný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Ešte aj televízna reklama bola dôvodom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by som vstal a odišiel po cigarety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Raz mi už začali liezť na nervy aj všetci tí politici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 manažéri v časopisoch so všetkými ich ženami a deťm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o keby boli len oni dôstojnými mužm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užmi, ktorí majú vzbudzovať dôveru. Prestal som kupovať časopisy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o, čo v nich bolo, nebolo pre mň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ento zanedbateľný, zaškatuľkovaný a buržoázny život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o aj celá jeho exkluzivita, sa mi odcudzil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olo ťažké vytvoriť si k tomu alternatívu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 tejto dráme som mal úlohu pozorovateľa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ý vedel, že je to len hra riadená niekým iný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 preto som svoju rolu nevedel dostať úplne pod kontrolu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oto moje zlyhanie sa však dalo prehliadnuť –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okiaľ som bol ticho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o dieťa som raz stál s babkou pred kostolo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i vstupe visel na kríži Ježiš Kristus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ie ten krehký a slabý Ježiš, ale obrovský svalnatý farmársky Kristus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Jeho veľké telo ma fascinovalo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tará mama vošla dnu a ja som išiel popri ňom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dotkol som sa jeho krvavých nôh, postavil som sa na prsty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 položil ruku na kus látky, ktorý mal okolo bedier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o keby som mohol cítiť, čo mal pod ní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evnímal som svoju zvedavosť ako hriech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le pomodlil som sa o jeden Otčenáš navyše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lebo mi došlo, že boží syn sa na takých miestach chytať nemá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 takto je to s mojou zvedavosťou i dnes. Nie je to hriech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iba mierne skazené potešenie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eď sa pozerám v televízii na nahotu, zakrývam si oč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Inak tomu nie je ani na verejnosti keď skúmam mužov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ich tváre, svaly, penis. Sám seba sa pýtam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čo v tých tvárach a spodkoch mužov vlastne hľadá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čo mi kmitá hlava do všetkých strán ako taký kompas?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čo sa fixujem len na mužské telá? A čo potom?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 aj niekto zachytí môj pohľad, čo také nové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doteraz nepoznané v ňom objavím? Dotyk muža, toho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ý sa odo mňa neodvráti, ale si predomnou ľahne?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ého môžem ovládnuť svojím pohľadom a telom tak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o aj on mňa? A bez chveni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Čo už len môžem nájsť tam, kde už nič nie je?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vý, ale aj každý ďalší krát s Georgom v podkroví to bolo úplne iné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riasol som sa, keď som ho vyzliekal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Chĺpky na bruchu tohto odo mňa staršieho chlapca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a priviedli tam, kde bol ukrytý celý svet. Nielen erekci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Čo sa stalo v podkroví, určite nie hriech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hra medzi chlapcami, test odvahy. D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ostal som sa až k hranicy, ktorú som predtým ešte neprekročil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eď som podľahol Georgovým želaniam a urobil vec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o ktorých existencii som nemal ani páru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ebolo to preto, že bol silnejší, ale preto, že sa mi páčil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George nemal žiadne zábrany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Dokonca sme to robili pred jeho slepým nevlastným otcom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ohol zistiť čo robíme podľa hluku? Nikdy nič nepovedal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le niekedy zdvihol hlavu, ako keby sa na nás pozeral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George bol odo mňa o tri roky starší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ek dával jeho telu mužskosť, ktorá ma ohromoval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ú som nasával všetkými zmyslami. Ostalo to tajomstvo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 škole som si do zošita kreslil šifrované znameni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aždé jedno bolo kusom oltáru mojich stretnutí s Georgeo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stal som chodiť na spovede. Čo by som tak povedal kňazovi?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Hriech rozkoše som spomenúť mohol, zato sviatosť mužskost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ou som si prešiel, tá bola neopísateľná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stal som chodiť aj na prijímanie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oje tajomstvo bolo vlastníctvom, ktoré ma oddeľovalo od ostatných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 to, čo sme robili, som nemal slová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 mladosti sa môj záujem o mužský svet zostril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od povrchom normálnosti som objavil nový tajný svet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ol som pripravený vstúpiť do ukrytej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le rastúcej komunity ako nováčik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Do mojej kŕčovitej mladosti začali prenikať nové impulzy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 úľavou som pochopil, že slasť s mužm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í hovorili mojim jazykom, sa nenachádza len v náhodnej izoláci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iekde v tme, v zaprášenom podkroví s Georgeom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le je všade – na celom svete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Objavil som rozmáhajúcu sa sieť mužských komunít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ístavy s odpadlíkmi, ktorí ľahko rozpoznali jeden druhého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oli všade – v hĺbke spoločenského prekliati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Jedného dňa vyplávam na šíre more aj j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edel som, že ich budem môcť spoznať množstvo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ol som nedočkavý. Ale bolo v tom aj čosi upokojujúce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tože už nikdy nebudem sám. Vždy tu bude niekto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Len aby sa reťaz, ktorá ma spája s okolím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 mojím svetom, neroztrhla. Skromné, ale luxusné množstvo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eď som uvidel niekoho na ulici, v koho očiach zahorel plameň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ičom sme okolo seba len tak prešl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tože nenastal ten správny okamih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obaja sme sa aspoň otočili a usmiali. 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olo to také dodatočné uistenie sa. Prísľub slúžiaci ako kupón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Že síce nie teraz, ale možno niekedy v budúcnosti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ostupne som objavoval tú rozpínajúcu sa sieť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avštívil som oblasti, v ktorých som nikdy nebol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eľké či malé parky s toaletam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 ktorých boli na stenách načmárané odkazy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ľubujúce stretnutie s neznámou osobou v konkrétny deň a čas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iesta mojich každodenných erotických výletov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oli od seba natoľko vzdialené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že som ich zvládol obehnúť len s auto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o, kam pôjdem, záležalo od frekvencie návštev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eda od času a dňa. Toalety v centre mesta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le najmä obchodné galérie na viedenskom Ringu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oli vysoko frekventované celý deň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le aj v okrajových štvrtiach boli zariadenia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 ktorých mohli muži rýchlo zmiznúť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iesta, na ktoré prichádzali v autách, v dodávkach alebo taxíkmi –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a poludnie alebo po práci. Od súmraku do noc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lúky Prátra a Švajčiarskych záhrad na južnej železničnej stanici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a stali loveckými zónam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Radničný park, štadiónové kúpele, rôzne iné záhrady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očas horúcich nocí sa človek zakrádal parkam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eď na neho policajt namieril svetlo, skočil do kríkov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tretával platených chlapcov, prostitútky, vodičov kamiónov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oteckov rodín, voyeurov. Prehliadaný bežcam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atkami s deťmi, majiteľmi psov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eď sa ochladilo, akcia sa presunula do gay kúpeľov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 dlhých večerov v baroch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oja telesná túžba rástla každým ďalším razo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apokon som si ani nepamätal, kto bol v ten deň prvý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Rozľahlosť siete vyžadovala nielen auto, ale aj lietadlo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 zahraničné cesty som upravil svoj vzhľad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u konkrétnej krajine. Pre Ameriku som sa ostrihal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 nechal si narásť silné fúzy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zhodil som kilá a premenoval som sa na Otta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čo zaberalo najmä v časoch mužov v koži a kvitnúceho masochizmu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iekoľko týždňov pred návštevou arabskej krajiny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om si nechal narásť malé bruško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Cestoval som z jednej destinácie do druhej ako taký horolezec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Z času na čas som takmer uchopil ten tvar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ú formu, ktorú som chcel docieliť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Objavila sa s každým jedným objatím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o stopa mojej trúchlivej túžby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by sa neskôr rozpustila s každým ďalším orgazmo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Forma, ktorú reprezentovalo striedanie tiel, v našom vzájomnom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orozumení. Boli sme ako deti, ktoré sa hrajú na dospelých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Formu, ktorú som hľadal s mojím penisom v ruke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aprieč krajinami, bez toho, aby som vlastne veril v jej existenciu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Forma, ktorá bola vždy blízko, ale vždy taká neuchopiteľná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á sa stávala priehľadnou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 čím väčšou tvrdohlavosťou som ju hľadal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Forma, ktorej hľadanie som však nikdy nevzdal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voje miesto na zemi som nechcel nájsť úniko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ie útekom z chladného sveta tam vonku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do náručia niekoho v teplom svete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Raz som uvidel skupinu polonahých cestárov dláždiacich cestu asfaltom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Estét vedel čo robí, keď skladal túto skupinku chlapov dohromady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šetci boli mladí a krásni. Z toho traja Rakúšania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dvaja Turci a jeden Juhoslovan. Žiadne pivné brušká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žiadne plešiny, iba krásne telá v montérkach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é im padali pod pupky. Vytŕčajúce spodné prádlo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Dvaja z nich dokonale bledí, zvyšný tmavší – opálené telá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valnaté ramená. Moje civenie na nich si čoskoro všimli okoloidúc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í však zmätení pokračovali ďalej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le všimli si ho aj nájomníci domov v okolí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ým som nebol neznámy. Zastavovali sa na rohu ulíc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rozprávali sa, smiali sa, krútili hlavam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le ich som zachytil iba kútikom oka, pretože môj pohľad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urát smeroval na brucho s bielymi chĺpkam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a miesto, kde sa opálená pokožka miešala so svetlou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á býva bežne ukrytá pod nohavicami zaistenými opaskom. 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Deti si to všimli tiež. Okolo išlo aj policajné auto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le nezaregistrovalo situáciu. Ženy v domácnost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o keby im niekto čosi povedal, sa objavili v oknách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 pokrikovali po sebe do hluku zbíjačiek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 istom momente si to konečne všimli aj robotníc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Zasmiali sa, urobili pár obscénnych gest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apodobnili osoby opačného pohlavia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oby toto mala byť odpoveď pre mň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Chytili sa medzi nohami, ako keby uchopili svoje veľké vtáky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ukázali mi zadky, zavrteli bokm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ž kým ten najhlúpejší z nich nepochopil, čo sa vlastne deje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al som vypadnúť. Keď som sa ani nepohol, začali byť nasrdení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Už som mal mnoho skúseností, ktoré ma presvedčil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že heterosexuáli dokážu byť veľmi agresívn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Že sa s nimi netreba zahrávať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yť extravagantným a nepatrične intímny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Heterosexuáli majú medzi sebou kolegiálne vzťahy – ako horolezc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í si vymieňajú skúsenosti a trasy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 tí dvaja Turci sa ešte zasmial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eď som konečne s ťažkým srdcom odišiel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emal som záujem o ľúbostné vzťahy. Muži, ktorým som sa páčil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í sa so mnou chceli stretnúť druhý krát, tých som odkopol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iežeby sa mi nepáčil ich záujem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le stali sa pre mňa nepoužiteľní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onáhle spustili pesničku o tom, aké je to pre nich byť gayo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 keď náhodou niekto z nich začal hovoriť ľúbostný príbeh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ak ten bol navyše vždy smutný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olesti druhých ľudí som sa nebál, akurát me nezaujímal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ikto na mňa nemal nárok. Kým som bol ešte na škole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le už dávno po Georgeovi, som stretol kohos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 bol tvrdohlavejší ako všetci ostatní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uža, ktorý na mňa čakal pred školou, zistil si moje meno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 dokonca mi telefonoval domov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Rozčuľovalo ma to, ale zároveň sa mi to aj páčilo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olal sa Willi. Mal 35 rokov, takmer dvakrát toľko ako j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ol ženatý. Jeho matka ho desať rokov dozadu prinútila k sobášu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emal šťastné manželstvo. Vlastnil letný dom mimo mest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očas dvoch rokov nášho kamarátstva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me sa stretávali pravidelne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čomu Willi prisudzoval dôležitosť, ale ja nie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Už na našom prvom stretnutí, na ktorom ma zobral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a svoj letný dom, ma uistil, že ma miluje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Ja som ho nebral vážne. Ale aj neskôr, keď tú vetu opakoval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ičom odo mňa čakal rovnakú odpoveď, som si od neho držal odstup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ol som ticho a potom som ho pobozkal, čo bola moja odpoveď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edal mi s tým pokoj. Tak som mu raz povedal: ja teba tiež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o ho však vôbec neuspokojilo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áto téma ostala medzi nami otvorená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olestivá pre neho, otravná pre mňa. Raz som mu povedal: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„Ja ani neviem, čo je láska. Ako mám vedieť či ťa milujem alebo nie?“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„Nikdy si nikoho nemiloval?“ opýtal s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„Ani svoju starú mamu?“ „Áno, ale to je iné.“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aozaj som medzi tým nevidel žiadne prepojenie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„Páčiš sa mi. To nič neznamená?“ opýtal s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„Ty máš rád svojho psa,“ povedal som mu j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Jeho prosíkanie o lásku bolo pre mňa nepohodlným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tože za ním stála požiadavka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by som nemal sex s nikým iný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ne však bolo jasné, že dobrodružstvá s inými mužmi len tak neukončí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ak som Willimu klamal. Nemohol mi nič dokázať, ale ani mi neveril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„Každopádne, ty si ženatý a trtkáš svoju manželku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 ja nemám právo proti tomu nič povedať!“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olo mi to vlastne jedno. Páčil sa mi a to nebola lož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ali sme príjemné časy. Kedykoľvek ma vyzdvihol po škole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o psom na zadnom sedadle auta, vždy niekoľko ulíc obďaleč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by nás nikto nevidel. Keď bolo teplo a my sme ležali na lúke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eď bolo škaredo a my sme ležali v posteli v objatí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lebo sedeli na malej verande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le rovnako som začal rozumieť aj sile vzťahu medzi mužm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ie prostredníctvom slov či myšlienok, ale v okamihoch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eď intuícia medzi nami odhalila rovnováhu alebo nerovnováhu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é záviseli od túžby. Rozhodnutie bolo okamžité a neodvratné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rása, mladosť, vek, mužskosť, neha, váhanie alebo otvorená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úžba, peniaze, inteligencia, sociálny status, maniere –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o všetko v neopakovateľnom spojení a premenlivom význame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oskytovalo silu alebo slabosť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aučil som sa čo robiť, aby som poslúžil želaniam druhých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by som v nich vyvolal túžby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Dokázal som vycítiť či po mne túžia už len z otázky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či mám aj dievča. Samozrejme, že som povedal áno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ol som pre nich príťažlivý heterosexuál, ktorý zišiel z cesty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Užíval som si, keď si ľudia mysleli, že chodím za peniaze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 nervózne sa ma kadečo vypytovali. Cítil som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o sa mi pasívne poddávajú, keď môj prst kĺzal po ich zadkoch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 to muži, ktorí boli odo mňa väčší a starší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 druhom roku nášho priateľstva prerástla Williho žiarlivosť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do takých rozmerov, že som to už nevedel zniesť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Urobili sme chybu, keď sme spolu išli do Gréck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o prinieslo len množstvo lží. Pre mňa to bolo ľahké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le u Williho to viedlo k rozvodu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ileteli sme do Atén a odtiaľ sme išli loďou na Mykonos a Patmos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ým Willi to bral ako našu svadobnú cestu, ja som stále cítil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o mi bráni mať sex s inými mužm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le to bolo pre mňa zmyslom našej cesty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Willi zistil, aký je môj názor na neveru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 ako som ho v tejto veci klamal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ýlet bol našou nočnou morou a my sme sa po ňom konečne rozišli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ikdy som nepovedal, že ťa milujem, John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čo by si ma deň čo deň naťahoval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 prehlboval únavu z rozmýšlania o to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Opakujúc „urob“ a „pros“?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y vieš, že som ťa nikdy nemiloval, John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ebola to moja chyba, ktorá zo mňa urobila tvoju hračku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čo by si ma strašil svojou tvárou bledou ako duch?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emám srdce? Možno nemám. Ale potom si šialený, keď útočíš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le tým nezískaš to, čo ja nemám. Použi svoj zdravý rozu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Čo bolo-bolo. Nevolaj ma falošným, kto tu komu dlží pravdu: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radšej odpoviem „nie“ päťdesiatim Johnom, ako „áno“ tebe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otrasme si ruky ako srdeční priatelia. Nie viac, nie menej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iateľstvo je fajn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urát nehľad na postranné konce a na to, čomu nerozumieš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i otvorenom pakte. Prenesení ponad slovíčkárenie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 vyhýbavú neserióznosť. Tu ti ponúkam priateľstvo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 chceš. Avšak nie lásku, ďakujem, John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ol raz jeden muž. Nebol to ani George, ani Willi, ale Liviu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en mi tvrdil, že je kožným lekárom z Bukurešti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 že je vo Viedni na konferenci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O ňom s odstupom času premýšľam ako o svojej láske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ikomu som o ňom nepovedal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 preto mohol tento môj pocit ostať neurčitý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ola to skôr taká spomienka na letný deň v prírode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á zanechá človeka nasýteného, ale aj plného ľútost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ovedal mi, že ešte nikdy predtým s mužom nespal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tože v Rumunsku nemohol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eby to urobil, mohol by prísť o všetko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Začalo to úsmevom v múzeu, kam utiekol na dve hodiny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zo stalinistického heterosexuálneho svet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talo sa to rok pred revolúciou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tál pred Giorgioneho obrazom Portrét vojaka a starého muž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ojak je na ňom zachytený odzadu. Jeho hlava je natočená vpravo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Červená diabolská tvár starca sa vynorí z tmy, blíži sa k vojakov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Okrúhly výstrih odhaľuje vojakov krk a okraj jeho ramien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Liviu sa tým zdal byť očarený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Očarenie touto bezvýznamnou časťou tela som pochopil až neskôr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eď som stál v rade v supermarkete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 pozeral sa zákazníkovi predo mnou na miesto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de končia vlasy a vynára sa chrbát a ramená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de drobné chĺpky rastú na chrbte a mocný krk sa napája na ramená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Uvedomil som si, že neexistuje žiadna iná odhalená časť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cudzincovho tela, na ktorú sa dá pozerať z takej blízkosti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 tak okato. Aj maliar sa pohráva s touto fascináciou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Zlovestný starý muž z nej však nevidí nič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tože sa pozerá vojakovi priamo do očí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voj chrbát ukazuje vojak tým, ktorí sú za ní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ahý a zraniteľný. Nastavuje svoju silu proti zlu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 svoju nebojácnosť proti našim pohľado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 my sme v zajatí jeho kúzla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Liviu bol jediným mužom, ktorého som pozval k sebe domov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ebol som si istý, čo dávalo jeho tvári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en úzkostlivý výraz – pohľad fixovaný na mňa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estály a užasnutý. Oddychoval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ým som sa k nemu blížil, jeho tvár omladla a zjemnel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ola v nej tichá radosť. Že to bolo vďaka mne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om si uvedomil až pár dní potom. Bolo to ako zázrak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idel som veľa mužských tvárí pred a počas orgazmu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 mnohom sa líšili. Niektoré boli bez výrazu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iné napäté, zdeformované, ako keby niesli bolesť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iekedy dokonca nahnevané. Nedokázal som si vybaviť tvár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á by bola šťastná alebo niesla krásu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o prejav odovzdania sa. Nechápal som mužov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í sa bránili tomu byť pasívny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o vojaci zdvíhali svoj štít. Možno veril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že to dlžia svojej mužskosti. Ale nechať sa ošukať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dsa neznamená urobiť si prsia, nasadiť zženštený hlas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lebo si obliecť dámsku spodnú bielizeň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ni ja som to počas súlože nerobil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a druhej strane, muži, ktorých som ošukal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oli mužmi predtým a ostali nimi aj poto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Len preto, že som do nich vrazil svoj penis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a z nich nestali ženy. A to by som ani nechcel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ožno zženštení muži by s tým mali menší problém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tože sú flexibilní. Zatiaľ čo maskulínni muži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ú stuhnutí, navyše im prestane stáť vták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hneď ako ich prehnete. A v tejto situácii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usia opäť dosiahnuť erekciu. Ale ja tu nie som od toho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by som ich dával dokopy v situáci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eď znovu upadli do neradostného sveta „čestných“ mužov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Liviu mi nenechal svoju adresu. Keď sme sa rozlúčil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do očí sa mu nahrnuli slzy. Snažil sa ich skryť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eď som ho objal, plakal ešte viac. Hanbil sa za to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odlo ma pri srdci, že už nezažijeme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ďalšie spoločné chvíle dospievani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esnažil som sa ich nájsť s nikým iným. Boli spojené s ní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ožno by som ich s nikým iným ani nezažil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O niekoľko rokov neskôr som ho išiel hľadať do Bukurešt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Odrazu nebolo nič dôležitejšie ako moja túžba naplniť prísľub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ý si so sebou odniesol. Ako keby som mal na neho nárok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ašiel som ho v kúpeľoch v Bukurešti a zistil som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že nie je kožným lekárom. Pochádzal z Moldavska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 v Bukurešti si hľadal prácu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espoznal ma a ja som mu neodhlalil svoju identitu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ni potom, ako sme skončili opití v trojke v postel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ol som v pokušení povedať mu o našom stretnutí v minulost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ipomenúť mu ho, ale čím dlhšie sme spolu bol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ým viac mi odchádzala pamäť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ým viac sa Liviu stával niekým iným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Živím v sebe plameň, ktorý ma mučí tak veľm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že ničí moje srdce, ale zároveň ma napĺň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Je to príjemná bolesť, mám ju rád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radšej by som umrel ako by som sa jej zbavil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 ten, kvôli ktorému smútim, by sa to nikdy nemal dozvedieť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ôj jazyk nezradil a ani moje oči nič také nenaznačujú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ni vzdych, ani slza, moja bolesť preniká na povrch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le ony v tichosti padajú, ako rosa na ruže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Ovládam gestá lásky, jemné a intímne, dlhé letmé pohľady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é nechcú skončiť, malé nežné láskyplné bozky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ými som podviedol a bol podvedený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 by odolal a neupadol do tej malej večnosti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 neostal tam aj s tým jediným, vyvoleným, navždy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echať odísť telo. Telo, ktorého ste už zmocnili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ajprv očami, potom ramenami, ústami, zubami, jazykom…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elo, ktoré ešte stále leží vo vašom náručí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ez toho, aby sa bránilo, vlhké od potu, slín, semen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 jeho chuť je stále na vašom jazyku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Jeho pohyb je otlačený vo vašich pocitoch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sty v jeho vlasoch. Penis v ruke. Tak blízko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že jeho horúci dych prúdi okolo vášho krku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Ťažoba údov ovládajúca vaše telo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 by chcel rozpliesť toľko tiel, pocitov, šiat, všetkého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zahaliť sa do závoja, vrátiť sa do starého poriadku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aždý sám za seba?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le niekto je vždy zradcom, ktorý mal prístav na dohľad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otvorené more. Potom sa zastavilo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o množstvo malých dotykov… Letmé pohľady stíchl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arometer pocitov poklesol, do chladných zón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dtým než zdvihol kotvy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udete sa triasť, pretože zmena počasia nastane tak rýchlo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alepí sa na vás ako časová zóna medzi kontinentmi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ozerať sa na muža – či je oblečený alebo nahý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Množstvo lemtých pohľadov. Pohľad, ktorý ostáva neviditeľným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 neviditeľným robí aj mňa. Pohľady, ktoré sledujú okolie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hľadajúc iných možných pozorovateľov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by zabránili tomu byť nimi spozorované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by zabránili odhaleniu objektu ich pozorovania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retože nie je nič nepríjemnejšie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ko byť nepozorovane prichytený pri erotickom rozjímaní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Pohľady na objekt záujmu sa skracujú a zrýchľujú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čím bližšie ten druhý je, čím ostrejší je uhol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ý tvoria osi vašich pohľadov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Najzložitejšia situácia je tá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eď sú vaše pohľady takmer paralelné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eď ten, kto sa nemá nič dovtípiť, sedí alebo stojí oproti vám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 niekde medzitým sú kontrolujúce pohľady situácie v okolí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toré sa môžu veľmi rýchlo zmeniť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lnečné okuliare vedia byť dobrou pomôckou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úto taktickú ochranu, erotickú lstivosť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om si dobre nacvičil už od puberty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Objekt túžby je bezmocný pokiaľ sa zameriava len na pohľady žien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 preto si myslí, že právo rozohrať partiu pohľadov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je vyhradené jemu. Krásna a bezmocná obeť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si neuvedomuje pohľady mužov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Tie vďaka študovaniu mnohých nahých mužských tiel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už o ňom vedia všetko. A to s neuveriteľnou presnosťou -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od kvality jeho pokožky, množstva ochlpenia až veľkosti penisu.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On však nemá ani najmenšiu potuchu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že sa o neho môžu zaujímať aj muži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 že jeho chutný zadok sa môže stať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objektom túžobných pohľadov a krátkodobého pobláznenia. 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Keď si konečne všimne pohľad na jeho zips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bude sa naň najbližších desať metrov skúmavo pozerať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 celej svojej naivite, skúmajúc či ho má otvorený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lebo či sa náhodou nezašpinil jedlom.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V opačnom prípade by ten pohľad znamenal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že ľudia si o ňom myslia, že je gay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le táto myšlienka u neho až tak ďaleko nedospeje, 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>a on, vo svojej čistote, na mňa zabudne. Okamžite?</text:p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" draw:style-name="dp1" draw:master-page-name="Predvolené" presentation:presentation-page-layout-name="AL1T0">
        <draw:frame presentation:style-name="pr1" draw:layer="layout" svg:width="25.199cm" svg:height="3.506cm" svg:x="1.401cm" svg:y="17.2cm" presentation:class="title">
          <draw:text-box>
            <!--<text:p>- Welcome!<text:line-break/>- Thank you. </text:p>-->
            <text:p/>
          </draw:text-box>
        </draw:frame>
        <draw:frame presentation:style-name="pr2" draw:text-style-name="P1" draw:layer="layout" svg:width="25.199cm" svg:height="2.979cm" svg:x="1.4cm" svg:y="13.4cm" presentation:class="subtitl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adornments="Normálne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volené-background" style:family="presentation">
      <style:graphic-properties draw:stroke="none" draw:fill="solid" draw:fill-color="#000000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shrink-to-fit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2cm" fo:margin-bottom="0cm" fo:text-indent="0cm"/>
      <style:text-properties fo:font-variant="normal" fo:text-transform="none" fo:color="#ffffff" style:text-outline="false" style:text-line-through-style="none" style:text-line-through-type="none" style:font-name="Verdana" fo:font-family="Verdana" style:font-style-name="Normálne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top="0.4cm" fo:margin-bottom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top="0.3cm" fo:margin-bottom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top="0.2cm" fo:margin-bottom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top="0.1cm" fo:margin-bottom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top="0.1cm" fo:margin-bottom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top="0.1cm" fo:margin-bottom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top="0.1cm" fo:margin-bottom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top="0.1cm" fo:margin-bottom="0cm"/>
      <style:text-properties fo:font-size="20pt" style:font-size-asian="20pt" style:font-size-complex="20pt"/>
    </style:style>
    <style:style style:name="Predvolené-subtitle" style:family="presentation">
      <style:graphic-properties draw:stroke="none" svg:stroke-color="#3465a4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200" style:text-outline="false" style:text-line-through-style="none" style:text-line-through-type="none" style:font-name="Verdana" fo:font-family="Verdana" style:font-style-name="Normálne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Verdana" fo:font-family="Verdana" style:font-style-name="Normálne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volené-title">
      <style:graphic-properties draw:auto-grow-height="false" fo:min-height="3.507cm"/>
    </style:style>
    <style:style style:name="Mpr2" style:family="presentation" style:parent-style-name="Predvolené-outline1">
      <style:graphic-properties fo:min-height="12.18cm"/>
    </style:style>
    <style:style style:name="Mpr3" style:family="presentation" style:parent-style-name="Predvolené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edvolené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volené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Predvolené" style:page-layout-name="PM1" draw:style-name="Mdp1">
      <draw:frame presentation:style-name="Mpr1" draw:layer="backgroundobjects" svg:width="25.199cm" svg:height="3.506cm" svg:x="1.401cm" svg:y="17.2cm" presentation:class="title">
        <draw:text-box>
          <text:p>Kliknúť na úpravu formátu textu titulku</text:p>
        </draw:text-box>
      </draw:frame>
      <draw:frame presentation:style-name="Mpr2" draw:layer="backgroundobjects" svg:width="25.199cm" svg:height="2.979cm" svg:x="1.4cm" svg:y="13.4cm" presentation:class="outline">
        <draw:text-box>
          <text:list text:style-name="ML2">
            <text:list-item>
              <text:p>Kliknúť na úpravu formátu textu osnovy</text:p>
              <text:list>
                <text:list-item>
                  <text:p>Druhá úroveň</text:p>
                  <text:list>
                    <text:list-item>
                      <text:p>Tretia úroveň</text:p>
                      <text:list>
                        <text:list-item>
                          <text:p>Štvrtá úroveň osnovy</text:p>
                          <text:list>
                            <text:list-item>
                              <text:p>Piata úroveň osnovy</text:p>
                              <text:list>
                                <text:list-item>
                                  <text:p>Šiesta úroveň</text:p>
                                  <text:list>
                                    <text:list-item>
                                      <text:p>Siedma úroveň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01cm" svg:y="0.4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7cm" svg:y="0.4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7cm" svg:y="0.4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Predvolené-title" draw:layer="backgroundobjects" svg:width="14.848cm" svg:height="11.136cm" svg:x="3.075cm" svg:y="2.257cm" presentation:class="page"/>
        <draw:frame presentation:style-name="Predvolené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6T21:22:29.771727556</meta:creation-date>
    <dc:date>2017-11-09T11:01:14.753616998</dc:date>
    <meta:editing-duration>PT1H1M42S</meta:editing-duration>
    <meta:editing-cycles>28</meta:editing-cycles>
    <meta:generator>LibreOffice/5.4.1.2$Linux_X86_64 LibreOffice_project/40m0$Build-2</meta:generator>
    <meta:document-statistic meta:object-count="25"/>
  </office:meta>
</office:document-meta>
</file>